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786" officeooo:paragraph-rsid="00082786"/>
    </style:style>
    <style:style style:name="P2" style:family="paragraph" style:parent-style-name="Standard">
      <style:text-properties officeooo:rsid="00082786" officeooo:paragraph-rsid="00097cc9"/>
    </style:style>
    <style:style style:name="P3" style:family="paragraph" style:parent-style-name="Standard">
      <style:text-properties officeooo:rsid="0008425f" officeooo:paragraph-rsid="0008425f"/>
    </style:style>
    <style:style style:name="P4" style:family="paragraph" style:parent-style-name="Standard">
      <style:text-properties officeooo:rsid="00097cc9" officeooo:paragraph-rsid="00097cc9"/>
    </style:style>
    <style:style style:name="P5" style:family="paragraph" style:parent-style-name="Standard">
      <style:text-properties officeooo:rsid="000a6783" officeooo:paragraph-rsid="000a6783"/>
    </style:style>
    <style:style style:name="P6" style:family="paragraph" style:parent-style-name="Standard">
      <style:text-properties officeooo:paragraph-rsid="000a6783"/>
    </style:style>
    <style:style style:name="P7" style:family="paragraph" style:parent-style-name="Standard">
      <style:text-properties officeooo:rsid="000d278e" officeooo:paragraph-rsid="000d278e"/>
    </style:style>
    <style:style style:name="P8" style:family="paragraph" style:parent-style-name="Standard">
      <style:text-properties officeooo:rsid="00082786" officeooo:paragraph-rsid="00082786"/>
    </style:style>
    <style:style style:name="P9" style:family="paragraph" style:parent-style-name="Standard">
      <style:text-properties officeooo:rsid="00082786" officeooo:paragraph-rsid="000fcd17"/>
    </style:style>
    <style:style style:name="P10" style:family="paragraph" style:parent-style-name="Standard">
      <style:text-properties officeooo:rsid="000d278e" officeooo:paragraph-rsid="000d278e"/>
    </style:style>
    <style:style style:name="T1" style:family="text">
      <style:text-properties officeooo:rsid="00082786"/>
    </style:style>
    <style:style style:name="T2" style:family="text">
      <style:text-properties officeooo:rsid="00097cc9"/>
    </style:style>
    <style:style style:name="T3" style:family="text">
      <style:text-properties officeooo:rsid="000a6783"/>
    </style:style>
    <style:style style:name="T4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5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6" style:family="text">
      <style:text-properties officeooo:rsid="000e6b37"/>
    </style:style>
    <style:style style:name="T7" style:family="text">
      <style:text-properties officeooo:rsid="000fcd17"/>
    </style:style>
    <style:style style:name="T8" style:family="text">
      <style:text-properties officeooo:rsid="0011bd5e"/>
    </style:style>
    <style:style style:name="T9" style:family="text">
      <style:text-properties officeooo:rsid="00122d9c"/>
    </style:style>
    <style:style style:name="T10" style:family="text">
      <style:text-properties officeooo:rsid="00140f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ransport goods</text:p>
      <text:p text:style-name="P1">- I want to send a package</text:p>
      <text:p text:style-name="P1">--<text:span text:style-name="T6">What <text:s/>would you like to send?</text:span></text:p>
      <text:p text:style-name="P1">- <text:span text:style-name="T6">I would like to send a mango (item) </text:span><text:span text:style-name="T7">[validate if we sen</text:span><text:span text:style-name="T8">d</text:span><text:span text:style-name="T7"> this item too]</text:span></text:p>
      <text:p text:style-name="P1">-- Nice, what is the weight of the goods you want to send (we do not take more than 500kg)?</text:p>
      <text:p text:style-name="P1">- It is 500kg <text:span text:style-name="T6">[slot validation]</text:span></text:p>
      <text:p text:style-name="P9">-- Where would you love to send it to?</text:p>
      <text:p text:style-name="P9">- I am sending to lagos, Nigeria</text:p>
      <text:p text:style-name="P1">-- We can do this, it will cost you 100 quid to make a delivery of 500kg to lagos, Would you like to place and order now?</text:p>
      <text:p text:style-name="P1">- Yes please go ahead</text:p>
      <text:p text:style-name="P7">- how would you like your parcel to be picked up?</text:p>
      <text:p text:style-name="P7">--</text:p>
      <text:p text:style-name="P7">--</text:p>
      <text:p text:style-name="P7">-please send your parcel to no. 6 xyz (if the person wants to deliver by himself)</text:p>
      <text:p text:style-name="P7">-- <text:span text:style-name="T9">What email adress do you want to associate with this order?</text:span></text:p>
      <text:p text:style-name="P7">- <text:span text:style-name="T9">My email address is </text:span></text:p>
      <text:p text:style-name="P1">-- <text:span text:style-name="T2">great, how would you like to make payment, cash or bank transfer </text:span><text:span text:style-name="T10">[buttons]</text:span></text:p>
      <text:p text:style-name="P1"><text:tab/>- <text:span text:style-name="T2">bank transfer </text:span></text:p>
      <text:p text:style-name="P2"><text:tab/>-- You order has been logged <text:span text:style-name="T2">with bank transfer payment</text:span>, your ID is 34578766, <text:span text:style-name="T2">please make <text:tab/>payment with this order number to bla bla bla bank.</text:span></text:p>
      <text:p text:style-name="P4"><text:tab/>- Cash</text:p>
      <text:p text:style-name="P4"><text:tab/><text:span text:style-name="T1">-- You order has been logged </text:span>with cash payment<text:span text:style-name="T1">, your ID is 34578766, </text:span>please come along with <text:tab/>your money when dropping of the item.</text:p>
      <text:p text:style-name="P4"><text:tab/></text:p>
      <text:p text:style-name="P7"/>
      <text:p text:style-name="P1">-- Would you like me to help you with anything else.</text:p>
      <text:p text:style-name="P1"><text:tab/><text:tab/>- no, Thank you </text:p>
      <text:p text:style-name="P1"><text:tab/><text:tab/>-- Okay then, have a great day.</text:p>
      <text:p text:style-name="P1"><text:tab/><text:tab/>- <text:span text:style-name="T2">yes<text:tab/><text:tab/><text:tab/></text:span></text:p>
      <text:p text:style-name="P1"><text:tab/><text:tab/>- <text:span text:style-name="T2">what would you like me to help you with today?</text:span></text:p>
      <text:p text:style-name="P1"><text:tab/><text:tab/></text:p>
      <text:p text:style-name="P3">2. track goods</text:p>
      <text:p text:style-name="P3">- I want to track my shipment</text:p>
      <text:p text:style-name="P3"><text:tab/>-- Comes up if the person doesn’t greet first (-- Hello, thank you for visiting today)</text:p>
      <text:p text:style-name="P3">-- What is your order ID</text:p>
      <text:p text:style-name="P3">- My order ID is <text:s/><text:span text:style-name="T1">34578766</text:span></text:p>
      <text:p text:style-name="P3">-- Here is the <text:span text:style-name="T2">status of your order</text:span></text:p>
      <text:p text:style-name="P2">-- Would you like me to help you with anything else.</text:p>
      <text:p text:style-name="P2"><text:tab/><text:tab/>- no, Thank you -N</text:p>
      <text:p text:style-name="P2"><text:tab/><text:tab/>-- Okay then, have a great day.</text:p>
      <text:p text:style-name="P2">- <text:span text:style-name="T2">yes</text:span></text:p>
      <text:p text:style-name="P2">- <text:span text:style-name="T2">what would you like me to help you with today?</text:span></text:p>
      <text:p text:style-name="P1"/>
      <text:p text:style-name="P1"/>
      <text:p text:style-name="P3">Can you hear me?</text:p>
      <text:p text:style-name="P3"/>
      <text:p text:style-name="P6"><text:span text:style-name="T3">- hi </text:span><text:span text:style-name="T4">greet</text:span></text:p>
      <text:p text:style-name="P5"/>
      <text:p text:style-name="P6"><text:soft-page-break/><text:span text:style-name="T3">-- hello, how are you </text:span><text:span text:style-name="T5">utter_greet</text:span></text:p>
      <text:p text:style-name="P5"/>
      <text:p text:style-name="P6"><text:span text:style-name="T3">- I am fine </text:span><text:span text:style-name="T4">mood_great</text:span></text:p>
      <text:p text:style-name="P5"/>
      <text:p text:style-name="P6"><text:span text:style-name="T3">-- carry on </text:span><text:span text:style-name="T5">utter_happy</text:span></text:p>
      <text:p text:style-name="P5"/>
      <text:p text:style-name="P6"><text:span text:style-name="T3">- I want to </text:span><text:span text:style-name="T4">tell_joke</text:span></text:p>
      <text:p text:style-name="P5"/>
      <text:p text:style-name="P5"/>
      <text:p text:style-name="P5">1. Bot deliver goods</text:p>
      <text:p text:style-name="P5">2. bot track goods</text:p>
      <text:p text:style-name="P5">3. Bot process refund</text:p>
      <text:p text:style-name="P5">4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09:01:43.902634363</meta:creation-date>
    <dc:date>2022-06-10T04:51:01.926183543</dc:date>
    <meta:editing-duration>PT22M20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2" meta:paragraph-count="49" meta:word-count="379" meta:character-count="1801" meta:non-whitespace-character-count="1439"/>
  </office:meta>
</office:document-meta>
</file>